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1" fo:language="en" fo:country="US" style:font-name-asian="Liberation Serif1" style:language-asian="en" style:country-asian="US" style:font-name-complex="Liberation Serif1" style:language-complex="en" style:country-complex="US"/>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eas Landgrebe</text:p>
      <text:p text:style-name="Standard"/>
      <text:p text:style-name="Standard">The Table for Testing the Array Size of 10:</text:p>
      <text:p text:style-name="Standard"/>
      <text:p text:style-name="Standard"><draw:frame draw:style-name="fr1" draw:name="Object1" text:anchor-type="paragraph" svg:width="6.3283in" svg:height="1.3543in" draw:z-index="0"><draw:object xlink:href="./Object 1" xlink:type="simple" xlink:show="embed" xlink:actuate="onLoad"/><draw:image xlink:href="./ObjectReplacements/Object 1" xlink:type="simple" xlink:show="embed" xlink:actuate="onLoad"/></draw:frame></text:p>
      <text:p text:style-name="Standard">In this table of multiple trials of testing the array size of 10, many of the results from the different sorting experiments were similar. It is difficult to see which of the sorting algorithms would take the shortest amount of time since I am only testing an array size of 10 which is considered to be a small number to test. Once the numbers are getting larger, one will be able to see which of the sorting algorithms would take the shortest and longest amount of time to run. </text:p>
      <text:p text:style-name="Standard"/>
      <text:p text:style-name="Standard"/>
      <text:p text:style-name="Standard">The Table for Testing the Array Size of 100:</text:p>
      <text:p text:style-name="Standard"/>
      <text:p text:style-name="Standard"><draw:frame draw:style-name="fr1" draw:name="Object2" text:anchor-type="paragraph" svg:width="6.3283in" svg:height="1.3453in" draw:z-index="1"><draw:object xlink:href="./Object 2" xlink:type="simple" xlink:show="embed" xlink:actuate="onLoad"/><draw:image xlink:href="./ObjectReplacements/Object 2" xlink:type="simple" xlink:show="embed" xlink:actuate="onLoad"/></draw:frame></text:p>
      <text:p text:style-name="Standard">In this table of multiple trials of testing the array size of 100, many of the results were similar when comparing the different sorting algorithms. However, there is starting to be a trend in the trail runs. From the results that I ran, I can see that the bubble sorting algorithms takes the longest amount of time while the merge sorting algorithms takes the shortest amount of time. </text:p>
      <text:p text:style-name="Standard"/>
      <text:p text:style-name="Standard">The Table for Testing the Array Size of 1000:</text:p>
      <text:p text:style-name="Standard"/>
      <text:p text:style-name="Standard"><draw:frame draw:style-name="fr1" draw:name="Object3" text:anchor-type="paragraph" svg:width="6.3283in" svg:height="1.3453in" draw:z-index="2"><draw:object xlink:href="./Object 3" xlink:type="simple" xlink:show="embed" xlink:actuate="onLoad"/><draw:image xlink:href="./ObjectReplacements/Object 3" xlink:type="simple" xlink:show="embed" xlink:actuate="onLoad"/></draw:frame>From the multiple trials that I ran while testing the array size of 1000, I can see a similar trend that I started to see come about in the trials of the array size of 100. I can see that the sorting algorithm that takes the longest amount of time to process is the bubble sort and the sorting algorithms that takes the shortest amount of time is the quick sorting algorithm and the merge sorting algorithm. </text:p>
      <text:p text:style-name="Standard"><text:soft-page-break/></text:p>
      <text:p text:style-name="Standard"/>
      <text:p text:style-name="Standard">The Table for Testing the Array Size of 10000:</text:p>
      <text:p text:style-name="Standard"/>
      <text:p text:style-name="Standard"><draw:frame draw:style-name="fr2" draw:name="Object4" text:anchor-type="paragraph" svg:x="-0.0661in" svg:y="0in" svg:width="6.3283in" svg:height="1.3453in" draw:z-index="3"><draw:object xlink:href="./Object 4" xlink:type="simple" xlink:show="embed" xlink:actuate="onLoad"/><draw:image xlink:href="./ObjectReplacements/Object 4" xlink:type="simple" xlink:show="embed" xlink:actuate="onLoad"/></draw:frame></text:p>
      <text:p text:style-name="Standard">From the multiple trials that I have performed while testing the array size of 10000, I have discovered similar results from the other testings of the a day to remember a downfall of us allarray sizes. I have noticed that the sorting algorithm that takes the longest amount of time would be the bubble sorting algorithm and the one that takes the shortest amount of time would be the quick sorting algorithm. The sorting algorithm that takes the 2nd shortest amount of time on average would be the merge sorting algorithm.</text:p>
      <text:p text:style-name="Standard"/>
      <text:p text:style-name="Standard">The Table for Testing the Array Size of 50000:</text:p>
      <text:p text:style-name="Standard"/>
      <text:p text:style-name="Standard"><draw:frame draw:style-name="fr2" draw:name="Object5" text:anchor-type="paragraph" svg:x="-0.0138in" svg:y="0.0043in" svg:width="6.3283in" svg:height="1.3453in" draw:z-index="4"><draw:object xlink:href="./Object 5" xlink:type="simple" xlink:show="embed" xlink:actuate="onLoad"/><draw:image xlink:href="./ObjectReplacements/Object 5" xlink:type="simple" xlink:show="embed" xlink:actuate="onLoad"/></draw:frame></text:p>
      <text:p text:style-name="Standard">From the five trials that I ran while testing the array size of 50000, I noticed a pattern that is occuring from running the different sorting algorithms. I noticed that as the testing of the array sizes grew, then I saw the sorting algorithms really took a long time and which one of the sorting algorithms that took a short amount of time. I saw that the sorting algorithm that took the longest amount of time was the bubble sorting algorithm and the sorting algorithm that took the shortest amount of time was the quick sorting algorithm. I also noticed that as the numbers grew, the sorting algorithms only took only a longer amount of time. While I was running the trials for the array size of 50000, I noticed that one of the sorting algorithms was taking a long amount of time to complete which was the bubble sorting algorithms. While I was testing this array size, I would have to wait for a long amount of time in order for bubble sorting algorithms to complete.</text:p>
      <text:p text:style-name="Standard"/>
      <text:p text:style-name="Standard"/>
      <text:p text:style-name="Standard">Analysis of the different sorting algorithms:</text:p>
      <text:p text:style-name="Standard"/>
      <text:p text:style-name="Standard">From the multiple trials that I was running, I noticed that the as the numbers were small, all of sorting algorithms were taking about the same amount of time. In some cases, the bubble sorting algorithm would take a shorter amount of time than some of the sorting algorithms like the merge and quick sorting algorithms. However, as I testing large array sizes, I noticed a reoccurring trend. The trend that I <text:soft-page-break/>was able to see while testing was that I was able to see the sorting algorithms that took the longest time to the shortest time which was the bubble sort, selection sort, insertion sort, merge sort and quick sort. As for the one that is best and the worst sorting algorithm, I believe that it depends. When one is thinking that which sorting algorithm is the best and the worst, one has think what they are doing. If one is concerned that the memory space available to run a program, then the bubble sorting algorithms would be best for that case since it takes up the shortest amount of memory. If one is not concerned about the memory space available on the computer, then the quick sort would be the best sorting algorithm to use. When one is asking which sorting algorithms, one also has to ask which numbers are they testing. If the numbers that are being testing are small, then it would not matter which sorting algorithm to use since as the numbers are small, the sorting algorithms take about the same amount of time as shown in the table of results on the array size of 10. </text:p>
      <text:p text:style-name="Standard"/>
      <text:p text:style-name="P1"/>
      <text:p text:style-name="P1">Source code for the Bubble Sorting Algorithm:</text:p>
      <text:p text:style-name="P1"/>
      <text:p text:style-name="P1"><text:tab/>From looking at the source code for the bubble sorting algorithm, I noticed that it is a quadratic algorithm. When it is a quadratic algorithm, it would mean that it would have two nested loops. I have also noticed that compared to the other source codes from the different sorting algorithms that the bubble sort has the least amount of code which causes the bubble sort to not go through so many methods. Since the bubble sort does not have to go through so many method calls, the bubble sorting algorithm would take the least amount of memory. However, since it takes in the least amount of memory, it is also the sorting algorithm that would take the longest amount of time when one is trying to sort a larger value of numbers. In the bubble all sorting algorithms, there are 4 methods that are being called in while sorting. Another thing I noticed in the bubble sorting algorithm which causes the sorting algorithm to take a long time while trying to sort larger numbers is that in the source code, that there is only one method that the sorting would be put in ascending order. In the other sorting algorithms, I noticed that <text:s/>in the different sorting algorithms there are many method to have the sort in ascending order. </text:p>
      <text:p text:style-name="P1"/>
      <text:p text:style-name="P1">Source code for the Merge Sorting Algorithm:</text:p>
      <text:p text:style-name="P1"/>
      <text:p text:style-name="P1"><text:tab/>From looking at the merge sorting algorithm, I noticed that are many more methods in this source code than in the source code for the bubble sort. In the source code of the merge sort, I <text:s/>also noticed that they are many method to post values in ascending order. Compared to the bubble sorting algorithm, I noticed that there was one method in the bubble sorting algorithm to put the sort in ascending order. In the merge sorting algorithm, I noticed that there are two methods that contains values in ascending order from low to high. From the merge sorting algorithm having 11 methods calls and the bubble sort to have 4 method calls, the merge sorting algorithm may take a shorter time to process the sort but it will take more memory to process this sorting algorithm. This will cause the bubble sorting algorithm to be a more efficient than the merge sorting algorithm. <text:s/></text:p>
      <text:p text:style-name="P1"/>
      <text:p text:style-name="P1">Source code for the Quick Sorting Algorithm:</text:p>
      <text:p text:style-name="P1"/>
      <text:p text:style-name="P1"><text:tab/>From looking at the source code of the quick sorting algorithm, I noticed in this sorting algorithm, there are 11 method calls, two classes and a toString that is being called. This method however, will be taking up the most amount of memory but it will take the shortest amount of time to process any of the larger numbers. In this source code, there are 4 methods to just make sure that the <text:soft-page-break/>sort is in ascending order. Comparing the quick sorting algorithm and the merge sorting algorithm, from the tables above, these were the two quickest sorting algorithm and also the two that are taking the most amount of memory. The quick sorting algorithm is able to process these larger sorting number quicker than the merge sorting algorithm since it has more methods in order for the data to be in ascending order consistently. </text:p>
      <text:p text:style-name="P1"><text:tab/></text:p>
      <text:p text:style-name="P1">Source code for the Selection Sorting Algorithm:</text:p>
      <text:p text:style-name="P1"/>
      <text:p text:style-name="P1"><text:tab/>From looking at the source code for the selection sorting algorithm, I noticed that there are four methods that are being called. I also noticed that there is only one method that is being called for values <text:s/>in data like 0 and n-1 to be put in ascending order. In this source code, there is not a method for to post values in data for left to right to be put in ascending order. This will result for the source code of selection sorting to not use as much memory as the sorting algorithms or merge and quick sort but it will a long period of time to be able to sort large numbers. This will take a long time because there is not a method to put the sort in ascending order from left to right. The source code will have go through each of the numbers one by one and keep on going through this process until the sort is complete.</text:p>
      <text:p text:style-name="P1"/>
      <text:p text:style-name="P1">Source code for the Insertion Sorting Algorithm:</text:p>
      <text:p text:style-name="P1"/>
      <text:p text:style-name="P1"><text:tab/>From looking at the source code of the insertion sorting, I noticed that it is quadratic algorithm with two nested loops. I also noticed that the there is a total of three methods being called with one of those methods posting values of data from 0 to n-1 in ascending order. Since there is only one method that post values in data in ascending order and not one setting value in data from left to right in ascending order, this method will be taking a longer period of time to sort larger numbers compared to merge and quick sorting algorithms. Despite that it will take a longer period of time, it is more efficient than the quick merge sorting algorithms since it is using less memory to be able to sort successfull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import com.clarkware.Profiler;</text:p>
      <text:p text:style-name="P1"/>
      <text:p text:style-name="P1">import java.util.Random;</text:p>
      <text:p text:style-name="P1">import java.io.*;</text:p>
      <text:p text:style-name="P1"/>
      <text:p text:style-name="P1">public class SortingExperiment</text:p>
      <text:p text:style-name="P1">{</text:p>
      <text:p text:style-name="P1"><text:s text:c="2"/></text:p>
      <text:p text:style-name="P1"><text:s text:c="2"/>private static int NUM_EXPERIMENTS = 5;</text:p>
      <text:p text:style-name="P1"><text:s text:c="2"/>private static int EXPERIMENT_SIZE = 100;</text:p>
      <text:p text:style-name="P1"><text:s text:c="2"/>private static boolean verbose = false;</text:p>
      <text:p text:style-name="P1"><text:s text:c="2"/></text:p>
      <text:p text:style-name="P1"><text:s text:c="2"/>/** This method calls all of the different experiments and uses the </text:p>
      <text:p text:style-name="P1"><text:s text:c="3"/>* Profiler tool in order to collect profiling information */</text:p>
      <text:p text:style-name="P1"><text:s text:c="2"/>public static void main(String[] args)</text:p>
      <text:p text:style-name="P1"><text:s text:c="2"/>{</text:p>
      <text:p text:style-name="P1"><text:s text:c="4"/></text:p>
      <text:p text:style-name="P1"><text:s text:c="4"/>if(args.length &gt;= 2 &amp;&amp; args[1].equals("verbose"))</text:p>
      <text:p text:style-name="P1"><text:s text:c="4"/>{</text:p>
      <text:p text:style-name="P1"><text:s text:c="6"/></text:p>
      <text:p text:style-name="P1"><text:s text:c="6"/>verbose = true;</text:p>
      <text:p text:style-name="P1"><text:s text:c="6"/></text:p>
      <text:p text:style-name="P1"><text:s text:c="4"/>}</text:p>
      <text:p text:style-name="P1"><text:s text:c="4"/>//I was able to make the command line by the changing that instead of having the parameter be set to the EXPERIMENT_SIZE, I changed it to Integer.parseInt so I was able to set an integer into the terminal and it would successfully run</text:p>
      <text:p text:style-name="P1"><text:s text:c="4"/>experimentBubbleSort(Integer.parseInt(args[0]));</text:p>
      <text:p text:style-name="P1"><text:s text:c="4"/>experimentSelectionSort(Integer.parseInt(args[0]));</text:p>
      <text:p text:style-name="P1"><text:s text:c="4"/>experimentInsertionSort(Integer.parseInt(args[0]));</text:p>
      <text:p text:style-name="P1"><text:s text:c="4"/>experimentMergeSort(Integer.parseInt(args[0]));</text:p>
      <text:p text:style-name="P1"><text:s text:c="4"/>experimentQuickSort(Integer.parseInt(args[0]));</text:p>
      <text:p text:style-name="P1"><text:s text:c="4"/></text:p>
      <text:p text:style-name="P1"><text:s text:c="4"/>Profiler.print(new PrintWriter(System.out));</text:p>
      <text:p text:style-name="P1"><text:s text:c="4"/></text:p>
      <text:p text:style-name="P1"><text:s text:c="2"/>}</text:p>
      <text:p text:style-name="P1"><text:s text:c="2"/></text:p>
      <text:p text:style-name="P1"><text:s text:c="2"/>/** This method is responsible for generating an array of a specified size </text:p>
      <text:p text:style-name="P1"><text:s text:c="3"/>* that contains completely random ints inside of it. <text:s/>This method can be </text:p>
      <text:p text:style-name="P1"><text:s text:c="3"/>* used in each of the methods that actually conduct the experiments */</text:p>
      <text:p text:style-name="P1"><text:s text:c="2"/>public static int[] createInput(int size)</text:p>
      <text:p text:style-name="P1"><text:s text:c="2"/>{</text:p>
      <text:p text:style-name="P1"><text:s text:c="3"/></text:p>
      <text:p text:style-name="P1"><text:s text:c="4"/>int[] values = new int[size];</text:p>
      <text:p text:style-name="P1"><text:s text:c="4"/></text:p>
      <text:p text:style-name="P1"><text:soft-page-break/><text:s text:c="4"/>//Random generator = new Random((long)1.0);</text:p>
      <text:p text:style-name="P1"><text:s text:c="4"/>Random generator = new Random();</text:p>
      <text:p text:style-name="P1"><text:s text:c="4"/></text:p>
      <text:p text:style-name="P1"><text:s text:c="4"/>for(int i = 0; i &lt; size; i++)</text:p>
      <text:p text:style-name="P1"><text:s text:c="4"/>{</text:p>
      <text:p text:style-name="P1"><text:s text:c="6"/></text:p>
      <text:p text:style-name="P1"><text:s text:c="6"/>int next_value = generator.nextInt();</text:p>
      <text:p text:style-name="P1"><text:s text:c="6"/>values[i] = next_value;</text:p>
      <text:p text:style-name="P1"><text:s text:c="6"/></text:p>
      <text:p text:style-name="P1"><text:s text:c="4"/>}</text:p>
      <text:p text:style-name="P1"><text:s text:c="4"/></text:p>
      <text:p text:style-name="P1"><text:s text:c="4"/>return values;</text:p>
      <text:p text:style-name="P1"><text:s text:c="4"/></text:p>
      <text:p text:style-name="P1"><text:s text:c="2"/>}</text:p>
      <text:p text:style-name="P1"><text:s text:c="2"/></text:p>
      <text:p text:style-name="P1"><text:s text:c="2"/>/** This method is responsible for producing a String representation of our </text:p>
      <text:p text:style-name="P1"><text:s text:c="3"/>* array so that we can easily print out the values. <text:s/>This is useful when we </text:p>
      <text:p text:style-name="P1"><text:s text:c="3"/>* want to demonstrate that our sorting algorithm worked properly */</text:p>
      <text:p text:style-name="P1"><text:s text:c="2"/>public static String arrayString(int[] values, int size)</text:p>
      <text:p text:style-name="P1"><text:s text:c="2"/>{</text:p>
      <text:p text:style-name="P1"><text:s text:c="4"/></text:p>
      <text:p text:style-name="P1"><text:s text:c="4"/>StringBuffer value_buffer = new StringBuffer();</text:p>
      <text:p text:style-name="P1"><text:s text:c="4"/>for(int i = 0; i &lt; size; i++)</text:p>
      <text:p text:style-name="P1"><text:s text:c="4"/>{</text:p>
      <text:p text:style-name="P1"><text:s text:c="6"/></text:p>
      <text:p text:style-name="P1"><text:s text:c="6"/>value_buffer.append(values[i]);</text:p>
      <text:p text:style-name="P1"><text:s text:c="6"/></text:p>
      <text:p text:style-name="P1"><text:s text:c="6"/>if(i &lt; size)</text:p>
      <text:p text:style-name="P1"><text:s text:c="6"/>{</text:p>
      <text:p text:style-name="P1"><text:s text:c="8"/></text:p>
      <text:p text:style-name="P1"><text:s text:c="8"/>value_buffer.append("\n");</text:p>
      <text:p text:style-name="P1"><text:s text:c="8"/></text:p>
      <text:p text:style-name="P1"><text:s text:c="6"/>}</text:p>
      <text:p text:style-name="P1"><text:s text:c="6"/></text:p>
      <text:p text:style-name="P1"><text:s text:c="4"/>}</text:p>
      <text:p text:style-name="P1"><text:s text:c="4"/></text:p>
      <text:p text:style-name="P1"><text:s text:c="4"/>return value_buffer.toString();</text:p>
      <text:p text:style-name="P1"><text:s text:c="4"/></text:p>
      <text:p text:style-name="P1"><text:s text:c="2"/>}</text:p>
      <text:p text:style-name="P1"><text:s text:c="2"/></text:p>
      <text:p text:style-name="P1"><text:s text:c="2"/>/** This method conducts an experiment with the BubbleSort sorting algorithm */</text:p>
      <text:p text:style-name="P1"><text:s text:c="2"/>public static void experimentBubbleSort(int size)</text:p>
      <text:p text:style-name="P1"><text:s text:c="2"/>{</text:p>
      <text:p text:style-name="P1"><text:s text:c="4"/></text:p>
      <text:p text:style-name="P1"><text:s text:c="4"/>for(int i = 0; i &lt; NUM_EXPERIMENTS; i++)</text:p>
      <text:p text:style-name="P1"><text:s text:c="4"/>{</text:p>
      <text:p text:style-name="P1"><text:s text:c="6"/>// ask our createInput method for some ints based upon the provided size</text:p>
      <text:p text:style-name="P1"><text:soft-page-break/><text:s text:c="6"/>int[] values = createInput(size);</text:p>
      <text:p text:style-name="P1"><text:s text:c="4"/></text:p>
      <text:p text:style-name="P1"><text:s text:c="6"/>if( verbose )</text:p>
      <text:p text:style-name="P1"><text:s text:c="8"/>System.out.println("Initial values: " + arrayString(values,size)); <text:s text:c="2"/></text:p>
      <text:p text:style-name="P1"><text:s text:c="4"/></text:p>
      <text:p text:style-name="P1"><text:s text:c="6"/>Profiler.begin("Bubble Sort");</text:p>
      <text:p text:style-name="P1"><text:s text:c="6"/>BubbleSort.bubbleSort(values, size);</text:p>
      <text:p text:style-name="P1"><text:s text:c="6"/>Profiler.end("Bubble Sort");</text:p>
      <text:p text:style-name="P1"><text:s text:c="4"/></text:p>
      <text:p text:style-name="P1"><text:s text:c="6"/>if( verbose )</text:p>
      <text:p text:style-name="P1"><text:s text:c="8"/>System.out.println("Final values: " + arrayString(values,size));</text:p>
      <text:p text:style-name="P1"><text:s text:c="4"/></text:p>
      <text:p text:style-name="P1"><text:s text:c="4"/>}</text:p>
      <text:p text:style-name="P1"><text:s text:c="6"/></text:p>
      <text:p text:style-name="P1"><text:s text:c="2"/>}</text:p>
      <text:p text:style-name="P1"><text:s text:c="2"/></text:p>
      <text:p text:style-name="P1"><text:s text:c="2"/>/** This method conducts an experiment with the SelectionSort sorting algorithm */</text:p>
      <text:p text:style-name="P1"><text:s text:c="2"/>public static void experimentSelectionSort(int size)</text:p>
      <text:p text:style-name="P1"><text:s text:c="2"/>{</text:p>
      <text:p text:style-name="P1"><text:s text:c="4"/></text:p>
      <text:p text:style-name="P1"><text:s text:c="4"/>for(int i = 0; i &lt; NUM_EXPERIMENTS; i++)</text:p>
      <text:p text:style-name="P1"><text:s text:c="4"/>{</text:p>
      <text:p text:style-name="P1"><text:s text:c="5"/></text:p>
      <text:p text:style-name="P1"><text:s text:c="6"/>// ask our createInput method for some ints based upon the provided size</text:p>
      <text:p text:style-name="P1"><text:s text:c="6"/>int[] values = createInput(size);</text:p>
      <text:p text:style-name="P1"><text:s text:c="4"/></text:p>
      <text:p text:style-name="P1"><text:s text:c="6"/>if( verbose )</text:p>
      <text:p text:style-name="P1"><text:s text:c="8"/>System.out.println("Initial values: " + arrayString(values,size)); <text:s text:c="2"/></text:p>
      <text:p text:style-name="P1"><text:s text:c="4"/></text:p>
      <text:p text:style-name="P1"><text:s text:c="6"/>Profiler.begin("Selection Sort");</text:p>
      <text:p text:style-name="P1"><text:s text:c="6"/>SelectionSort.selectionSort(values, size);</text:p>
      <text:p text:style-name="P1"><text:s text:c="6"/>Profiler.end("Selection Sort");</text:p>
      <text:p text:style-name="P1"><text:s text:c="4"/></text:p>
      <text:p text:style-name="P1"><text:s text:c="6"/>if( verbose )</text:p>
      <text:p text:style-name="P1"><text:s text:c="8"/>System.out.println("Final values: " + arrayString(values,size));</text:p>
      <text:p text:style-name="P1"><text:s text:c="4"/></text:p>
      <text:p text:style-name="P1"><text:s text:c="4"/>}</text:p>
      <text:p text:style-name="P1"><text:s text:c="6"/></text:p>
      <text:p text:style-name="P1"><text:s text:c="2"/>}</text:p>
      <text:p text:style-name="P1"><text:s text:c="2"/></text:p>
      <text:p text:style-name="P1"><text:s text:c="2"/>/** This method conducts an experiment with the Insertion Sort algorithm */</text:p>
      <text:p text:style-name="P1"><text:s text:c="2"/>public static void experimentInsertionSort(int size)</text:p>
      <text:p text:style-name="P1"><text:s text:c="2"/>{</text:p>
      <text:p text:style-name="P1"><text:s text:c="4"/></text:p>
      <text:p text:style-name="P1"><text:s text:c="4"/>for(int i = 0; i &lt; NUM_EXPERIMENTS; i++)</text:p>
      <text:p text:style-name="P1"><text:s text:c="4"/>{</text:p>
      <text:p text:style-name="P1"><text:s text:c="5"/></text:p>
      <text:p text:style-name="P1"><text:soft-page-break/><text:s text:c="6"/>// ask our createInput method for some ints based upon the provided size</text:p>
      <text:p text:style-name="P1"><text:s text:c="6"/>int[] values = createInput(size);</text:p>
      <text:p text:style-name="P1"><text:s text:c="4"/></text:p>
      <text:p text:style-name="P1"><text:s text:c="6"/>if( verbose )</text:p>
      <text:p text:style-name="P1"><text:s text:c="8"/>System.out.println("Initial values: " + arrayString(values,size)); <text:s text:c="2"/></text:p>
      <text:p text:style-name="P1"><text:s text:c="4"/></text:p>
      <text:p text:style-name="P1"><text:s text:c="6"/>Profiler.begin("Insertion Sort");</text:p>
      <text:p text:style-name="P1"><text:s text:c="6"/>InsertionSort.insertionSort(values, size);</text:p>
      <text:p text:style-name="P1"><text:s text:c="6"/>Profiler.end("Insertion Sort");</text:p>
      <text:p text:style-name="P1"><text:s text:c="4"/></text:p>
      <text:p text:style-name="P1"><text:s text:c="6"/>if( verbose )</text:p>
      <text:p text:style-name="P1"><text:s text:c="8"/>System.out.println("Final values: " + arrayString(values,size));</text:p>
      <text:p text:style-name="P1"><text:s text:c="4"/></text:p>
      <text:p text:style-name="P1"><text:s text:c="4"/>}</text:p>
      <text:p text:style-name="P1"><text:s text:c="4"/></text:p>
      <text:p text:style-name="P1"><text:s text:c="2"/>}</text:p>
      <text:p text:style-name="P1"><text:s text:c="2"/></text:p>
      <text:p text:style-name="P1"><text:s text:c="2"/>/** This method conducts an experiment with the Merge Sort algorithm */</text:p>
      <text:p text:style-name="P1"><text:s text:c="2"/>public static void experimentMergeSort(int size)</text:p>
      <text:p text:style-name="P1"><text:s text:c="2"/>{</text:p>
      <text:p text:style-name="P1"><text:s text:c="4"/></text:p>
      <text:p text:style-name="P1"><text:s text:c="4"/>for(int i = 0; i &lt; NUM_EXPERIMENTS; i++)</text:p>
      <text:p text:style-name="P1"><text:s text:c="4"/>{</text:p>
      <text:p text:style-name="P1"><text:s text:c="5"/></text:p>
      <text:p text:style-name="P1"><text:s text:c="6"/>// ask our createInput method for some ints based upon the provided size</text:p>
      <text:p text:style-name="P1"><text:s text:c="6"/>int[] values = createInput(size);</text:p>
      <text:p text:style-name="P1"><text:s text:c="4"/></text:p>
      <text:p text:style-name="P1"><text:s text:c="6"/>if( verbose )</text:p>
      <text:p text:style-name="P1"><text:s text:c="8"/>System.out.println("Initial values: " + arrayString(values,size)); <text:s text:c="2"/></text:p>
      <text:p text:style-name="P1"><text:s text:c="4"/></text:p>
      <text:p text:style-name="P1"><text:s text:c="6"/>Profiler.begin("Merge Sort");</text:p>
      <text:p text:style-name="P1"><text:s text:c="6"/>MergeSort.mergeSort(values, size);</text:p>
      <text:p text:style-name="P1"><text:s text:c="6"/>Profiler.end("Merge Sort");</text:p>
      <text:p text:style-name="P1"><text:s text:c="4"/></text:p>
      <text:p text:style-name="P1"><text:s text:c="6"/>if( verbose )</text:p>
      <text:p text:style-name="P1"><text:s text:c="8"/>System.out.println("Final values: " + arrayString(values,size));</text:p>
      <text:p text:style-name="P1"><text:s text:c="4"/></text:p>
      <text:p text:style-name="P1"><text:s text:c="4"/>}</text:p>
      <text:p text:style-name="P1"><text:s text:c="4"/></text:p>
      <text:p text:style-name="P1"><text:s text:c="2"/>}</text:p>
      <text:p text:style-name="P1"><text:s text:c="2"/></text:p>
      <text:p text:style-name="P1"><text:s text:c="2"/>public static void experimentQuickSort(int size)</text:p>
      <text:p text:style-name="P1"><text:s text:c="2"/>{</text:p>
      <text:p text:style-name="P1"><text:s text:c="4"/></text:p>
      <text:p text:style-name="P1"><text:s text:c="4"/>for(int i = 0; i &lt; NUM_EXPERIMENTS; i++)</text:p>
      <text:p text:style-name="P1"><text:s text:c="4"/>{</text:p>
      <text:p text:style-name="P1"><text:s text:c="5"/></text:p>
      <text:p text:style-name="P1"><text:soft-page-break/><text:s text:c="6"/>// ask our createInput method for some ints based upon the provided size</text:p>
      <text:p text:style-name="P1"><text:s text:c="6"/>int[] values = createInput(size);</text:p>
      <text:p text:style-name="P1"><text:s text:c="4"/></text:p>
      <text:p text:style-name="P1"><text:s text:c="6"/>if( verbose )</text:p>
      <text:p text:style-name="P1"><text:s text:c="8"/>System.out.println("Initial values: " + arrayString(values,size)); <text:s text:c="2"/></text:p>
      <text:p text:style-name="P1"><text:s text:c="4"/></text:p>
      <text:p text:style-name="P1"><text:s text:c="6"/>Profiler.begin("Quick Sort");</text:p>
      <text:p text:style-name="P1"><text:s text:c="6"/>QuickSort.quickSort(values, size);</text:p>
      <text:p text:style-name="P1"><text:s text:c="6"/>Profiler.end("Quick Sort");</text:p>
      <text:p text:style-name="P1"><text:s text:c="4"/></text:p>
      <text:p text:style-name="P1"><text:s text:c="6"/>if( verbose )</text:p>
      <text:p text:style-name="P1"><text:s text:c="8"/>System.out.println("Final values: " + arrayString(values,size));</text:p>
      <text:p text:style-name="P1"><text:s text:c="4"/></text:p>
      <text:p text:style-name="P1"><text:s text:c="4"/>}</text:p>
      <text:p text:style-name="P1"><text:s text:c="4"/></text:p>
      <text:p text:style-name="P1"><text:s text:c="2"/>}</text:p>
      <text:p text:style-name="P1"><text:s text:c="2"/></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Landgrebe</meta:initial-creator>
    <meta:creation-date>2013-03-03T22:53:36</meta:creation-date>
    <dc:date>2013-03-05T12:08:57</dc:date>
    <dc:creator>Andreas Landgrebe</dc:creator>
    <meta:editing-duration>PT19S</meta:editing-duration>
    <meta:editing-cycles>6</meta:editing-cycles>
    <meta:generator>LibreOffice/3.5$Linux_X86_64 LibreOffice_project/350m1$Build-2</meta:generator>
    <meta:document-statistic meta:table-count="0" meta:image-count="0" meta:object-count="5" meta:page-count="9" meta:paragraph-count="223" meta:word-count="2275" meta:character-count="14580" meta:non-whitespace-character-count="115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953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row table:style-name="ro1">
          <table:table-cell office:value-type="float" office:value="10">
            <text:p>10</text:p>
          </table:table-cell>
          <table:table-cell office:value-type="string">
            <text:p>Bubble Sort</text:p>
          </table:table-cell>
          <table:table-cell office:value-type="string">
            <text:p>Merge Sort</text:p>
          </table:table-cell>
          <table:table-cell office:value-type="string">
            <text:p>Quick Sort</text:p>
          </table:table-cell>
          <table:table-cell office:value-type="string">
            <text:p>Selection Sort</text:p>
          </table:table-cell>
          <table:table-cell office:value-type="string">
            <text:p>Insertion Sort</text:p>
          </table:table-cell>
        </table:table-row>
        <table:table-row table:style-name="ro1">
          <table:table-cell office:value-type="string">
            <text:p>Trial 1</text:p>
          </table:table-cell>
          <table:table-cell office:value-type="string">
            <text:p>0.2(ms)</text:p>
          </table:table-cell>
          <table:table-cell table:number-columns-repeated="2" office:value-type="string">
            <text:p>0.4(ms)</text:p>
          </table:table-cell>
          <table:table-cell office:value-type="string">
            <text:p>0.2(ms)</text:p>
          </table:table-cell>
          <table:table-cell office:value-type="string">
            <text:p>0.4(ms)</text:p>
          </table:table-cell>
        </table:table-row>
        <table:table-row table:style-name="ro1">
          <table:table-cell office:value-type="string">
            <text:p>Trial 2</text:p>
          </table:table-cell>
          <table:table-cell office:value-type="string">
            <text:p>0.4(ms)</text:p>
          </table:table-cell>
          <table:table-cell office:value-type="string">
            <text:p>0.2(ms)</text:p>
          </table:table-cell>
          <table:table-cell table:number-columns-repeated="3" office:value-type="string">
            <text:p>0.4(ms)</text:p>
          </table:table-cell>
        </table:table-row>
        <table:table-row table:style-name="ro1">
          <table:table-cell office:value-type="string">
            <text:p>Trial 3</text:p>
          </table:table-cell>
          <table:table-cell office:value-type="string">
            <text:p>0.2(ms)</text:p>
          </table:table-cell>
          <table:table-cell table:number-columns-repeated="2" office:value-type="string">
            <text:p>0.4(ms)</text:p>
          </table:table-cell>
          <table:table-cell table:number-columns-repeated="2" office:value-type="string">
            <text:p>0.2(ms)</text:p>
          </table:table-cell>
        </table:table-row>
        <table:table-row table:style-name="ro1">
          <table:table-cell office:value-type="string">
            <text:p>Trial 4</text:p>
          </table:table-cell>
          <table:table-cell table:number-columns-repeated="2" office:value-type="string">
            <text:p>0.2(ms)</text:p>
          </table:table-cell>
          <table:table-cell office:value-type="string">
            <text:p>0.6(ms)</text:p>
          </table:table-cell>
          <table:table-cell office:value-type="string">
            <text:p>0.4(ms)</text:p>
          </table:table-cell>
          <table:table-cell office:value-type="string">
            <text:p>0.2(ms)</text:p>
          </table:table-cell>
        </table:table-row>
        <table:table-row table:style-name="ro1">
          <table:table-cell office:value-type="string">
            <text:p>Trial 5</text:p>
          </table:table-cell>
          <table:table-cell office:value-type="string">
            <text:p>0.4(ms)</text:p>
          </table:table-cell>
          <table:table-cell office:value-type="string">
            <text:p>0.2(ms)</text:p>
          </table:table-cell>
          <table:table-cell office:value-type="string">
            <text:p>0.4(ms)</text:p>
          </table:table-cell>
          <table:table-cell office:value-type="string">
            <text:p>0.2(ms)</text:p>
          </table:table-cell>
          <table:table-cell office:value-type="string">
            <text:p>0.4(ms)</text:p>
          </table:table-cell>
        </table:table-row>
        <table:table-row table:style-name="ro1">
          <table:table-cell office:value-type="string">
            <text:p>Average</text:p>
          </table:table-cell>
          <table:table-cell table:number-columns-repeated="2" office:value-type="string">
            <text:p>0.28(ms)</text:p>
          </table:table-cell>
          <table:table-cell office:value-type="string">
            <text:p>0.44(ms)</text:p>
          </table:table-cell>
          <table:table-cell office:value-type="string">
            <text:p>0.28(ms)</text:p>
          </table:table-cell>
          <table:table-cell office:value-type="string">
            <text:p>0.32(m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953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row table:style-name="ro1" table:number-rows-repeated="8">
          <table:table-cell table:number-columns-repeated="6"/>
        </table:table-row>
        <table:table-row table:style-name="ro2">
          <table:table-cell office:value-type="float" office:value="100">
            <text:p>100</text:p>
          </table:table-cell>
          <table:table-cell office:value-type="string">
            <text:p>Bubble Sort</text:p>
          </table:table-cell>
          <table:table-cell office:value-type="string">
            <text:p>Merge Sort</text:p>
          </table:table-cell>
          <table:table-cell office:value-type="string">
            <text:p>Quick Sort</text:p>
          </table:table-cell>
          <table:table-cell office:value-type="string">
            <text:p>Selection Sort</text:p>
          </table:table-cell>
          <table:table-cell office:value-type="string">
            <text:p>Insertion Sort</text:p>
          </table:table-cell>
        </table:table-row>
        <table:table-row table:style-name="ro2">
          <table:table-cell office:value-type="string">
            <text:p>Trial 1</text:p>
          </table:table-cell>
          <table:table-cell office:value-type="string">
            <text:p>0.8(ms)</text:p>
          </table:table-cell>
          <table:table-cell office:value-type="string">
            <text:p>0.2(ms)</text:p>
          </table:table-cell>
          <table:table-cell table:number-columns-repeated="2" office:value-type="string">
            <text:p>0.6(ms)</text:p>
          </table:table-cell>
          <table:table-cell office:value-type="string">
            <text:p>0.2(ms)</text:p>
          </table:table-cell>
        </table:table-row>
        <table:table-row table:style-name="ro2">
          <table:table-cell office:value-type="string">
            <text:p>Trial 2</text:p>
          </table:table-cell>
          <table:table-cell office:value-type="string">
            <text:p>0.8(ms)</text:p>
          </table:table-cell>
          <table:table-cell office:value-type="string">
            <text:p>0.2(ms)</text:p>
          </table:table-cell>
          <table:table-cell office:value-type="string">
            <text:p>0.6(ms)</text:p>
          </table:table-cell>
          <table:table-cell office:value-type="string">
            <text:p>0.8(ms)</text:p>
          </table:table-cell>
          <table:table-cell office:value-type="string">
            <text:p>0.6(ms)</text:p>
          </table:table-cell>
        </table:table-row>
        <table:table-row table:style-name="ro2">
          <table:table-cell office:value-type="string">
            <text:p>Trial 3</text:p>
          </table:table-cell>
          <table:table-cell office:value-type="string">
            <text:p>0.8(ms)</text:p>
          </table:table-cell>
          <table:table-cell office:value-type="string">
            <text:p>0.4(ms)</text:p>
          </table:table-cell>
          <table:table-cell office:value-type="string">
            <text:p>0.6(ms)</text:p>
          </table:table-cell>
          <table:table-cell table:number-columns-repeated="2" office:value-type="string">
            <text:p>0.8(ms)</text:p>
          </table:table-cell>
        </table:table-row>
        <table:table-row table:style-name="ro2">
          <table:table-cell office:value-type="string">
            <text:p>Trial 4</text:p>
          </table:table-cell>
          <table:table-cell office:value-type="string">
            <text:p>0.6(ms)</text:p>
          </table:table-cell>
          <table:table-cell office:value-type="string">
            <text:p>0.2(ms)</text:p>
          </table:table-cell>
          <table:table-cell table:number-columns-repeated="2" office:value-type="string">
            <text:p>0.6(ms)</text:p>
          </table:table-cell>
          <table:table-cell office:value-type="string">
            <text:p>0.4(ms)</text:p>
          </table:table-cell>
        </table:table-row>
        <table:table-row table:style-name="ro2">
          <table:table-cell office:value-type="string">
            <text:p>Trial 5</text:p>
          </table:table-cell>
          <table:table-cell office:value-type="string">
            <text:p>1.0(ms)</text:p>
          </table:table-cell>
          <table:table-cell office:value-type="string">
            <text:p>0.2(ms)</text:p>
          </table:table-cell>
          <table:table-cell office:value-type="string">
            <text:p>0.6(ms)</text:p>
          </table:table-cell>
          <table:table-cell office:value-type="string">
            <text:p>1.6(ms)</text:p>
          </table:table-cell>
          <table:table-cell office:value-type="string">
            <text:p>1.2(ms)</text:p>
          </table:table-cell>
        </table:table-row>
        <table:table-row table:style-name="ro2">
          <table:table-cell office:value-type="string">
            <text:p>Average</text:p>
          </table:table-cell>
          <table:table-cell office:value-type="string">
            <text:p>0.8(ms)</text:p>
          </table:table-cell>
          <table:table-cell office:value-type="string">
            <text:p>0.24(ms)</text:p>
          </table:table-cell>
          <table:table-cell office:value-type="string">
            <text:p>0.6(ms)</text:p>
          </table:table-cell>
          <table:table-cell office:value-type="string">
            <text:p>0.88(ms)</text:p>
          </table:table-cell>
          <table:table-cell office:value-type="string">
            <text:p>0.64(ms)</text:p>
          </table:table-cell>
        </table:table-row>
        <table:table-row table:style-name="ro2">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953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row table:style-name="ro1" table:number-rows-repeated="33">
          <table:table-cell table:number-columns-repeated="6"/>
        </table:table-row>
        <table:table-row table:style-name="ro2">
          <table:table-cell office:value-type="float" office:value="1000">
            <text:p>1000</text:p>
          </table:table-cell>
          <table:table-cell office:value-type="string">
            <text:p>Bubble Sort</text:p>
          </table:table-cell>
          <table:table-cell office:value-type="string">
            <text:p>Merge Sort</text:p>
          </table:table-cell>
          <table:table-cell office:value-type="string">
            <text:p>Quick Sort</text:p>
          </table:table-cell>
          <table:table-cell office:value-type="string">
            <text:p>Selection Sort</text:p>
          </table:table-cell>
          <table:table-cell office:value-type="string">
            <text:p>Insertion Sort</text:p>
          </table:table-cell>
        </table:table-row>
        <table:table-row table:style-name="ro2">
          <table:table-cell office:value-type="string">
            <text:p>Trial <text:s/>1</text:p>
          </table:table-cell>
          <table:table-cell office:value-type="string">
            <text:p>3.4(ms)</text:p>
          </table:table-cell>
          <table:table-cell office:value-type="string">
            <text:p>2.2(ms)</text:p>
          </table:table-cell>
          <table:table-cell table:number-columns-repeated="2" office:value-type="string">
            <text:p>1.6(ms)</text:p>
          </table:table-cell>
          <table:table-cell office:value-type="string">
            <text:p>2.4(ms)</text:p>
          </table:table-cell>
        </table:table-row>
        <table:table-row table:style-name="ro2">
          <table:table-cell office:value-type="string">
            <text:p>Trial 2</text:p>
          </table:table-cell>
          <table:table-cell office:value-type="string">
            <text:p>4.2(ms)</text:p>
          </table:table-cell>
          <table:table-cell office:value-type="string">
            <text:p>2.2(ms)</text:p>
          </table:table-cell>
          <table:table-cell office:value-type="string">
            <text:p>1.8(ms)</text:p>
          </table:table-cell>
          <table:table-cell office:value-type="string">
            <text:p>1.2(ms)</text:p>
          </table:table-cell>
          <table:table-cell office:value-type="string">
            <text:p>2.2(ms)</text:p>
          </table:table-cell>
        </table:table-row>
        <table:table-row table:style-name="ro2">
          <table:table-cell office:value-type="string">
            <text:p>Trial 3</text:p>
          </table:table-cell>
          <table:table-cell office:value-type="string">
            <text:p>3.0(ms)</text:p>
          </table:table-cell>
          <table:table-cell office:value-type="string">
            <text:p>2.6(ms)</text:p>
          </table:table-cell>
          <table:table-cell office:value-type="string">
            <text:p>2.2(ms)</text:p>
          </table:table-cell>
          <table:table-cell office:value-type="string">
            <text:p>1.2(ms)</text:p>
          </table:table-cell>
          <table:table-cell office:value-type="string">
            <text:p>2.2(ms)</text:p>
          </table:table-cell>
        </table:table-row>
        <table:table-row table:style-name="ro2">
          <table:table-cell office:value-type="string">
            <text:p>Trial 4</text:p>
          </table:table-cell>
          <table:table-cell office:value-type="string">
            <text:p>3.2(ms)</text:p>
          </table:table-cell>
          <table:table-cell office:value-type="string">
            <text:p>2.6(ms)</text:p>
          </table:table-cell>
          <table:table-cell office:value-type="string">
            <text:p>1.6(ms)</text:p>
          </table:table-cell>
          <table:table-cell office:value-type="string">
            <text:p>2.2(ms)</text:p>
          </table:table-cell>
          <table:table-cell office:value-type="string">
            <text:p>2.4(ms)</text:p>
          </table:table-cell>
        </table:table-row>
        <table:table-row table:style-name="ro2">
          <table:table-cell office:value-type="string">
            <text:p>Trial 5</text:p>
          </table:table-cell>
          <table:table-cell office:value-type="string">
            <text:p>3.0(ms)</text:p>
          </table:table-cell>
          <table:table-cell office:value-type="string">
            <text:p>2.4(ms)</text:p>
          </table:table-cell>
          <table:table-cell office:value-type="string">
            <text:p>2.2(ms)</text:p>
          </table:table-cell>
          <table:table-cell office:value-type="string">
            <text:p>1.6(ms)</text:p>
          </table:table-cell>
          <table:table-cell office:value-type="string">
            <text:p>2.4(ms)</text:p>
          </table:table-cell>
        </table:table-row>
        <table:table-row table:style-name="ro2">
          <table:table-cell office:value-type="string">
            <text:p>Average</text:p>
          </table:table-cell>
          <table:table-cell office:value-type="string">
            <text:p>3.36(ms)</text:p>
          </table:table-cell>
          <table:table-cell office:value-type="string">
            <text:p>2.4(ms)</text:p>
          </table:table-cell>
          <table:table-cell office:value-type="string">
            <text:p>1.9(ms)</text:p>
          </table:table-cell>
          <table:table-cell office:value-type="string">
            <text:p>1.56(ms)</text:p>
          </table:table-cell>
          <table:table-cell office:value-type="string">
            <text:p>2.32(ms)</text:p>
          </table:table-cell>
        </table:table-row>
        <table:table-row table:style-name="ro2">
          <table:table-cell table:number-columns-repeated="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953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row table:style-name="ro1" table:number-rows-repeated="16">
          <table:table-cell table:number-columns-repeated="6"/>
        </table:table-row>
        <table:table-row table:style-name="ro2">
          <table:table-cell office:value-type="float" office:value="10000">
            <text:p>10000</text:p>
          </table:table-cell>
          <table:table-cell office:value-type="string">
            <text:p>Bubble Sort</text:p>
          </table:table-cell>
          <table:table-cell office:value-type="string">
            <text:p>Merge Sort</text:p>
          </table:table-cell>
          <table:table-cell office:value-type="string">
            <text:p>Quick Sort</text:p>
          </table:table-cell>
          <table:table-cell office:value-type="string">
            <text:p>Selection Sort</text:p>
          </table:table-cell>
          <table:table-cell office:value-type="string">
            <text:p>Insertion Sort</text:p>
          </table:table-cell>
        </table:table-row>
        <table:table-row table:style-name="ro2">
          <table:table-cell office:value-type="string">
            <text:p>Trial <text:s/>1</text:p>
          </table:table-cell>
          <table:table-cell office:value-type="string">
            <text:p>134.8(ms)</text:p>
          </table:table-cell>
          <table:table-cell office:value-type="string">
            <text:p>5.8(ms)</text:p>
          </table:table-cell>
          <table:table-cell office:value-type="string">
            <text:p>2.6(ms)</text:p>
          </table:table-cell>
          <table:table-cell office:value-type="string">
            <text:p>60.6(ms)</text:p>
          </table:table-cell>
          <table:table-cell office:value-type="string">
            <text:p>23.0(ms)</text:p>
          </table:table-cell>
        </table:table-row>
        <table:table-row table:style-name="ro2">
          <table:table-cell office:value-type="string">
            <text:p>Trial 2</text:p>
          </table:table-cell>
          <table:table-cell office:value-type="string">
            <text:p>139.6(ms)</text:p>
          </table:table-cell>
          <table:table-cell office:value-type="string">
            <text:p>6.6(ms)</text:p>
          </table:table-cell>
          <table:table-cell office:value-type="string">
            <text:p>2.6(ms)</text:p>
          </table:table-cell>
          <table:table-cell office:value-type="string">
            <text:p>62.6(ms)</text:p>
          </table:table-cell>
          <table:table-cell office:value-type="string">
            <text:p>23.4(ms)</text:p>
          </table:table-cell>
        </table:table-row>
        <table:table-row table:style-name="ro2">
          <table:table-cell office:value-type="string">
            <text:p>Trial 3</text:p>
          </table:table-cell>
          <table:table-cell office:value-type="string">
            <text:p>138.2(ms)</text:p>
          </table:table-cell>
          <table:table-cell office:value-type="string">
            <text:p>6.6(ms)</text:p>
          </table:table-cell>
          <table:table-cell office:value-type="string">
            <text:p>3.4(ms)</text:p>
          </table:table-cell>
          <table:table-cell office:value-type="string">
            <text:p>62.4(ms)</text:p>
          </table:table-cell>
          <table:table-cell office:value-type="string">
            <text:p>23.8(ms)</text:p>
          </table:table-cell>
        </table:table-row>
        <table:table-row table:style-name="ro2">
          <table:table-cell office:value-type="string">
            <text:p>Trial 4</text:p>
          </table:table-cell>
          <table:table-cell office:value-type="string">
            <text:p>135.2(ms)</text:p>
          </table:table-cell>
          <table:table-cell office:value-type="string">
            <text:p>6.2(ms)</text:p>
          </table:table-cell>
          <table:table-cell office:value-type="string">
            <text:p>3.2(ms)</text:p>
          </table:table-cell>
          <table:table-cell office:value-type="string">
            <text:p>61.4(ms)</text:p>
          </table:table-cell>
          <table:table-cell office:value-type="string">
            <text:p>22.8(ms)</text:p>
          </table:table-cell>
        </table:table-row>
        <table:table-row table:style-name="ro2">
          <table:table-cell office:value-type="string">
            <text:p>Trial 5</text:p>
          </table:table-cell>
          <table:table-cell office:value-type="string">
            <text:p>139.4(ms)</text:p>
          </table:table-cell>
          <table:table-cell office:value-type="string">
            <text:p>8.0(ms)</text:p>
          </table:table-cell>
          <table:table-cell office:value-type="string">
            <text:p>5.8(ms)</text:p>
          </table:table-cell>
          <table:table-cell office:value-type="string">
            <text:p>62.8(ms)</text:p>
          </table:table-cell>
          <table:table-cell office:value-type="string">
            <text:p>23.8(ms)</text:p>
          </table:table-cell>
        </table:table-row>
        <table:table-row table:style-name="ro2">
          <table:table-cell office:value-type="string">
            <text:p>Average</text:p>
          </table:table-cell>
          <table:table-cell office:value-type="string">
            <text:p>137.44(ms)</text:p>
          </table:table-cell>
          <table:table-cell office:value-type="string">
            <text:p>6.64(ms)</text:p>
          </table:table-cell>
          <table:table-cell office:value-type="string">
            <text:p>3.52(ms)</text:p>
          </table:table-cell>
          <table:table-cell office:value-type="string">
            <text:p>61.96(ms)</text:p>
          </table:table-cell>
          <table:table-cell office:value-type="string">
            <text:p>23.36(ms)</text:p>
          </table:table-cell>
        </table:table-row>
        <table:table-row table:style-name="ro2">
          <table:table-cell table:number-columns-repeated="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953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row table:style-name="ro1" table:number-rows-repeated="24">
          <table:table-cell table:number-columns-repeated="6"/>
        </table:table-row>
        <table:table-row table:style-name="ro2">
          <table:table-cell office:value-type="float" office:value="50000">
            <text:p>50000</text:p>
          </table:table-cell>
          <table:table-cell office:value-type="string">
            <text:p>Bubble Sort</text:p>
          </table:table-cell>
          <table:table-cell office:value-type="string">
            <text:p>Merge Sort</text:p>
          </table:table-cell>
          <table:table-cell office:value-type="string">
            <text:p>Quick Sort</text:p>
          </table:table-cell>
          <table:table-cell office:value-type="string">
            <text:p>Selection Sort</text:p>
          </table:table-cell>
          <table:table-cell office:value-type="string">
            <text:p>Insertion Sort</text:p>
          </table:table-cell>
        </table:table-row>
        <table:table-row table:style-name="ro2">
          <table:table-cell office:value-type="string">
            <text:p>Trial 1</text:p>
          </table:table-cell>
          <table:table-cell office:value-type="string">
            <text:p>4005.8(ms)</text:p>
          </table:table-cell>
          <table:table-cell office:value-type="string">
            <text:p>13.6(ms)</text:p>
          </table:table-cell>
          <table:table-cell office:value-type="string">
            <text:p>9.6(ms)</text:p>
          </table:table-cell>
          <table:table-cell office:value-type="string">
            <text:p>1521.6(ms)</text:p>
          </table:table-cell>
          <table:table-cell office:value-type="string">
            <text:p>550.4(ms)</text:p>
          </table:table-cell>
        </table:table-row>
        <table:table-row table:style-name="ro2">
          <table:table-cell office:value-type="string">
            <text:p>Trial 2</text:p>
          </table:table-cell>
          <table:table-cell office:value-type="string">
            <text:p>4003.2(ms)</text:p>
          </table:table-cell>
          <table:table-cell office:value-type="string">
            <text:p>14.0(ms)</text:p>
          </table:table-cell>
          <table:table-cell office:value-type="string">
            <text:p>8.4(ms)</text:p>
          </table:table-cell>
          <table:table-cell office:value-type="string">
            <text:p>1505.8(ms)</text:p>
          </table:table-cell>
          <table:table-cell office:value-type="string">
            <text:p>548.6(ms)</text:p>
          </table:table-cell>
        </table:table-row>
        <table:table-row table:style-name="ro2">
          <table:table-cell office:value-type="string">
            <text:p>Trial 3</text:p>
          </table:table-cell>
          <table:table-cell office:value-type="string">
            <text:p>3932.0(ms)</text:p>
          </table:table-cell>
          <table:table-cell office:value-type="string">
            <text:p>14.0(ms)</text:p>
          </table:table-cell>
          <table:table-cell office:value-type="string">
            <text:p>10.0(ms)</text:p>
          </table:table-cell>
          <table:table-cell office:value-type="string">
            <text:p>1487.4(ms)</text:p>
          </table:table-cell>
          <table:table-cell office:value-type="string">
            <text:p>535.2(ms)</text:p>
          </table:table-cell>
        </table:table-row>
        <table:table-row table:style-name="ro2">
          <table:table-cell office:value-type="string">
            <text:p>Trial 4</text:p>
          </table:table-cell>
          <table:table-cell office:value-type="string">
            <text:p>3987.6(ms)</text:p>
          </table:table-cell>
          <table:table-cell office:value-type="string">
            <text:p>11.6(ms)</text:p>
          </table:table-cell>
          <table:table-cell office:value-type="string">
            <text:p>8.2(ms)</text:p>
          </table:table-cell>
          <table:table-cell office:value-type="string">
            <text:p>1512.4(ms)</text:p>
          </table:table-cell>
          <table:table-cell office:value-type="string">
            <text:p>545.2(ms)</text:p>
          </table:table-cell>
        </table:table-row>
        <table:table-row table:style-name="ro2">
          <table:table-cell office:value-type="string">
            <text:p>Trial 5</text:p>
          </table:table-cell>
          <table:table-cell office:value-type="string">
            <text:p>3949.4(ms)</text:p>
          </table:table-cell>
          <table:table-cell office:value-type="string">
            <text:p>11.6(ms)</text:p>
          </table:table-cell>
          <table:table-cell office:value-type="string">
            <text:p>7.0(ms)</text:p>
          </table:table-cell>
          <table:table-cell office:value-type="string">
            <text:p>1503.6(ms)</text:p>
          </table:table-cell>
          <table:table-cell office:value-type="string">
            <text:p>539.2(ms)</text:p>
          </table:table-cell>
        </table:table-row>
        <table:table-row table:style-name="ro2">
          <table:table-cell office:value-type="string">
            <text:p>Average</text:p>
          </table:table-cell>
          <table:table-cell office:value-type="string">
            <text:p>3975.6(ms)</text:p>
          </table:table-cell>
          <table:table-cell office:value-type="string">
            <text:p>12.96(ms)</text:p>
          </table:table-cell>
          <table:table-cell office:value-type="string">
            <text:p>8.64(ms)</text:p>
          </table:table-cell>
          <table:table-cell office:value-type="string">
            <text:p>1506.16(ms)</text:p>
          </table:table-cell>
          <table:table-cell office:value-type="string">
            <text:p>543.72(ms)</text:p>
          </table:table-cell>
        </table:table-row>
        <table:table-row table:style-name="ro2">
          <table:table-cell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